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ei" table:style-name="ta1">
        <table:shapes>
          <draw:frame draw:z-index="0" draw:style-name="gr1" draw:text-style-name="P1" svg:width="15.999cm" svg:height="8.999cm" svg:x="14.28cm" svg:y="30.002cm">
            <draw:object draw:notify-on-update-of-ranges="Wei.B2:Wei.B61 Wei.J1:Wei.J1 Wei.J2:Wei.J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4.245625" calcext:value-type="float">
            <text:p>64.2456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 Vis %" table:style-name="ta1">
        <table:shapes>
          <draw:frame draw:z-index="0" draw:style-name="gr1" draw:text-style-name="P1" svg:width="16.484cm" svg:height="12.433cm" svg:x="14.127cm" svg:y="30.013cm">
            <draw:object draw:notify-on-update-of-ranges="'Goal Vis %'.D2:'Goal Vis %'.D61 'Goal Vis %'.J1:'Goal Vis %'.J1 'Goal Vis %'.J2:'Goal Vis 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387cm" svg:height="12.246cm" svg:x="30.93cm" svg:y="30.135cm">
            <draw:object draw:notify-on-update-of-ranges="'Goal Vis %'.D2:'Goal Vis %'.D61 'Goal Vis %'.N1:'Goal Vis %'.N1 'Goal Vis %'.N2:'Goal Vis 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6572916666667" calcext:value-type="float">
            <text:p>61.6572916667</text:p>
          </table:table-cell>
          <table:table-cell/>
          <table:table-cell table:style-name="Default"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Vis Mag." table:style-name="ta1">
        <table:shapes>
          <draw:frame draw:z-index="0" draw:style-name="gr1" draw:text-style-name="P1" svg:width="18.321cm" svg:height="11.063cm" svg:x="16.481cm" svg:y="30.609cm">
            <draw:object draw:notify-on-update-of-ranges="'Vis Mag.'.E2:'Vis Mag.'.E61 'Vis Mag.'.J1:'Vis Mag.'.J1 'Vis Mag.'.J2:'Vis Mag.'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6.22125" calcext:value-type="float">
            <text:p>66.221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" table:style-name="ta1">
        <table:shapes>
          <draw:frame draw:z-index="0" draw:style-name="gr1" draw:text-style-name="P1" svg:width="15.999cm" svg:height="8.999cm" svg:x="13.6cm" svg:y="32.965cm">
            <draw:object draw:notify-on-update-of-ranges="'Weighted Sum'.F2:'Weighted Sum'.F61 'Weighted Sum'.F1:'Weighted Sum'.F1 'Weighted Sum'.B2:'Weighted Sum'.B6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393cm" svg:y="33.023cm">
            <draw:object draw:notify-on-update-of-ranges="'Weighted Sum'.F2:'Weighted Sum'.F61 'Weighted Sum'.J1:'Weighted Sum'.J1 'Weighted Sum'.J2:'Weighted Sum'.J6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style-name="ce3" office:value-type="string" calcext:value-type="string">
            <text:p>PPP24.pp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style-name="ce3" office:value-type="string" calcext:value-type="string">
            <text:p>PPP39.pp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 Turns" table:style-name="ta1">
        <table:shapes>
          <draw:frame draw:z-index="0" draw:style-name="gr1" draw:text-style-name="P1" svg:width="16.065cm" svg:height="8.861cm" svg:x="24.749cm" svg:y="30.32cm">
            <draw:object draw:notify-on-update-of-ranges="'Weighted Sum Turns'.F2:'Weighted Sum Turns'.F61 'Weighted Sum Turns'.J1:'Weighted Sum Turns'.J1 'Weighted Sum Turns'.J2:'Weighted Sum Turns'.J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6.043cm" svg:y="39.735cm">
            <draw:object draw:notify-on-update-of-ranges="'Weighted Sum Turns'.F2:'Weighted Sum Turns'.F61 'Weighted Sum Turns'.F1:'Weighted Sum Turns'.F1 'Weighted Sum Turns'.B2:'Weighted Sum Turns'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138cm" svg:y="48.849cm">
            <draw:object draw:notify-on-update-of-ranges="'Weighted Sum Turns'.F2:'Weighted Sum Turns'.F61 'Weighted Sum Turns'.F1:'Weighted Sum Turns'.F1 'Weighted Sum Turns'.E2:'Weighted Sum Turns'.E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417cm" svg:height="14.718cm" svg:x="33.125cm" svg:y="40.048cm">
            <draw:object draw:notify-on-update-of-ranges="'Weighted Sum Turns'.B2:'Weighted Sum Turns'.B61 'Weighted Sum Turns'.E1:'Weighted Sum Turns'.E1 'Weighted Sum Turns'.E2:'Weighted Sum Turns'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PP6.pp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-4.57" calcext:value-type="float">
            <text:p>-4.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style-name="ce3" office:value-type="string" calcext:value-type="string">
            <text:p>PPP50.pp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2.55" calcext:value-type="float">
            <text:p>-2.5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9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1:29:46.653219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3-03T12:44:25.206898343</meta:creation-date>
    <dc:date>2016-03-04T11:40:01.735322258</dc:date>
    <dc:creator>SL Webb</dc:creator>
    <meta:editing-duration>PT3H23M11S</meta:editing-duration>
    <meta:editing-cycles>7</meta:editing-cycles>
    <meta:generator>LibreOffice/4.2.8.2$Linux_X86_64 LibreOffice_project/420m0$Build-2</meta:generator>
    <meta:document-statistic meta:table-count="5" meta:cell-count="453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3" chart:maximum="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1.064cm" xlink:href=".." xlink:type="simple" chart:class="chart:scatter" chart:style-name="ch1">
        <chart:legend chart:legend-position="end" svg:x="16.297cm" svg:y="5.233cm" style:legend-expansion="high" chart:style-name="ch2"/>
        <chart:plot-area chart:style-name="ch3" table:cell-range-address="'Vis Mag.'.E2:'Vis Mag.'.E61 'Vis Mag.'.J1:'Vis Mag.'.J61" chart:data-source-has-labels="row" svg:x="1.377cm" svg:y="0.221cm" svg:width="14.554cm" svg:height="9.641cm">
          <chartooo:coordinate-region svg:x="2.184cm" svg:y="0.42cm" svg:width="13.507cm" svg:height="8.795cm"/>
          <chart:axis chart:dimension="x" chart:name="primary-x" chart:style-name="ch4">
            <chart:title svg:x="7.208cm" svg:y="10.083cm" chart:style-name="ch5">
              <text:p>Visibility Magnitude</text:p>
            </chart:title>
          </chart:axis>
          <chart:axis chart:dimension="y" chart:name="primary-y" chart:style-name="ch6">
            <chart:title svg:x="0.451cm" svg:y="5.839cm" chart:style-name="ch7">
              <text:p>Pass Rate</text:p>
            </chart:title>
            <chart:grid chart:style-name="ch8" chart:class="major"/>
          </chart:axis>
          <chart:series chart:style-name="ch9" chart:values-cell-range-address="'Vis Mag.'.J2:'Vis Mag.'.J61" chart:label-cell-address="'Vis Mag.'.J1:'Vis Mag.'.J1" chart:class="chart:scatter">
            <chart:domain table:cell-range-address="'Vis Mag.'.E2:'Vis Mag.'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'Vis Mag.'.J1:'Vis Mag.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Vis Mag.'.E2:'Vis Mag.'.E61</svg:desc>
                </draw:g>
              </table:table-cell>
              <table:table-cell office:value-type="float" office:value="95.5">
                <text:p>95.5</text:p>
                <draw:g>
                  <svg:desc>'Vis Mag.'.J2:'Vis Mag.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Weighted Sum'.F2:'Weighted Sum'.F61 'Weighted Sum'.J1:'Weighted Sum'.J61" chart:data-source-has-labels="row" svg:x="1.331cm" svg:y="0.18cm" svg:width="12.324cm" svg:height="7.659cm">
          <chartooo:coordinate-region svg:x="2.138cm" svg:y="0.379cm" svg:width="11.423cm" svg:height="6.813cm"/>
          <chart:axis chart:dimension="x" chart:name="primary-x" chart:style-name="ch4">
            <chart:title svg:x="5.729cm" svg:y="8.019cm" chart:style-name="ch5">
              <text:p>Weighted Sum Function</text:p>
            </chart:title>
          </chart:axis>
          <chart:axis chart:dimension="y" chart:name="primary-y" chart:style-name="ch6">
            <chart:title svg:x="0.451cm" svg:y="4.807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'.J2:'Weighted Sum'.J61" chart:label-cell-address="'Weighted Sum'.J1:'Weighted Sum'.J1" chart:class="chart:scatter">
            <chart:domain table:cell-range-address="'Weighted Sum'.F2:'Weighted Sum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'.J1:'Weighted Sum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78.2">
                <text:p>78.2</text:p>
                <draw:g>
                  <svg:desc>'Weighted Sum'.J2:'Weighted Sum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5cm" svg:height="12.434cm" xlink:href=".." xlink:type="simple" chart:class="chart:scatter" chart:style-name="ch1">
        <chart:legend chart:legend-position="end" svg:x="14.46cm" svg:y="5.918cm" style:legend-expansion="high" chart:style-name="ch2"/>
        <chart:plot-area chart:style-name="ch3" table:cell-range-address="'Goal Vis %'.D2:'Goal Vis %'.D61 'Goal Vis %'.J1:'Goal Vis %'.J61" chart:data-source-has-labels="row" svg:x="1.34cm" svg:y="0.248cm" svg:width="12.791cm" svg:height="10.957cm">
          <chartooo:coordinate-region svg:x="2.147cm" svg:y="0.447cm" svg:width="11.4cm" svg:height="10.111cm"/>
          <chart:axis chart:dimension="x" chart:name="primary-x" chart:style-name="ch4">
            <chart:title svg:x="5.151cm" svg:y="11.453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524cm" chart:style-name="ch7">
              <text:p>Pass Rate</text:p>
            </chart:title>
            <chart:grid chart:style-name="ch8" chart:class="major"/>
          </chart:axis>
          <chart:series chart:style-name="ch9" chart:values-cell-range-address="'Goal Vis %'.J2:'Goal Vis %'.J61" chart:label-cell-address="'Goal Vis %'.J1:'Goal Vis %'.J1" chart:class="chart:scatter">
            <chart:domain table:cell-range-address="'Goal Vis %'.D2:'Goal Vis 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 Vis %'.J1:'Goal Vis 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79.7">
                <text:p>79.7</text:p>
                <draw:g>
                  <svg:desc>'Goal Vis %'.J2:'Goal Vis 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8cm" svg:height="12.247cm" xlink:href=".." xlink:type="simple" chart:class="chart:scatter" chart:style-name="ch1">
        <chart:legend chart:legend-position="end" svg:x="13.696cm" svg:y="5.824cm" style:legend-expansion="high" chart:style-name="ch2"/>
        <chart:plot-area chart:style-name="ch3" table:cell-range-address="'Goal Vis %'.D2:'Goal Vis %'.D61 'Goal Vis %'.N1:'Goal Vis %'.N61" chart:data-source-has-labels="row" svg:x="0.347cm" svg:y="0.244cm" svg:width="13.002cm" svg:height="11.759cm">
          <chartooo:coordinate-region svg:x="1.154cm" svg:y="0.443cm" svg:width="11.611cm" svg:height="10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 Vis %'.N2:'Goal Vis %'.N61" chart:label-cell-address="'Goal Vis %'.N1:'Goal Vis %'.N1" chart:class="chart:scatter">
            <chart:domain table:cell-range-address="'Goal Vis %'.D2:'Goal Vis 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 Vis %'.N1:'Goal Vis 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98.7">
                <text:p>98.7</text:p>
                <draw:g>
                  <svg:desc>'Goal Vis %'.N2:'Goal Vis 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6cm" svg:height="8.862cm" xlink:href=".." xlink:type="simple" chart:class="chart:scatter" chart:style-name="ch1">
        <chart:legend chart:legend-position="end" svg:x="14.041cm" svg:y="4.132cm" style:legend-expansion="high" chart:style-name="ch2"/>
        <chart:plot-area chart:style-name="ch3" table:cell-range-address="'Weighted Sum Turns'.F2:'Weighted Sum Turns'.F61 'Weighted Sum Turns'.J1:'Weighted Sum Turns'.J61" chart:data-source-has-labels="row" svg:x="1.332cm" svg:y="0.177cm" svg:width="12.388cm" svg:height="7.527cm">
          <chartooo:coordinate-region svg:x="1.478cm" svg:y="0.376cm" svg:width="12.148cm" svg:height="6.681cm"/>
          <chart:axis chart:dimension="x" chart:name="primary-x" chart:style-name="ch4">
            <chart:title svg:x="5.762cm" svg:y="7.881cm" chart:style-name="ch5">
              <text:p>Weighted Sum Function</text:p>
            </chart:title>
          </chart:axis>
          <chart:axis chart:dimension="y" chart:name="primary-y" chart:style-name="ch6">
            <chart:title svg:x="0.451cm" svg:y="4.738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 Turns'.J2:'Weighted Sum Turns'.J61" chart:label-cell-address="'Weighted Sum Turns'.J1:'Weighted Sum Turns'.J1" chart:class="chart:scatter">
            <chart:domain table:cell-range-address="'Weighted Sum Turns'.F2:'Weighted Sum Turns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 Turns'.J1:'Weighted Sum Tur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73.6">
                <text:p>73.6</text:p>
                <draw:g>
                  <svg:desc>'Weighted Sum Turns'.J2:'Weighted Sum Turns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B2:'Weighted Sum Turns'.B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 Turns'.B2:'Weighted Sum Turns'.B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E2:'Weighted Sum Turns'.E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5.45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14.719cm" xlink:href=".." xlink:type="simple" chart:class="chart:scatter" chart:style-name="ch1">
        <chart:legend chart:legend-position="end" svg:x="15.525cm" svg:y="7.06cm" style:legend-expansion="high" chart:style-name="ch2"/>
        <chart:plot-area chart:style-name="ch3" table:cell-range-address="'Weighted Sum Turns'.B2:'Weighted Sum Turns'.B61 'Weighted Sum Turns'.E1:'Weighted Sum Turns'.E61" chart:data-source-has-labels="row" svg:x="1.359cm" svg:y="0.294cm" svg:width="13.818cm" svg:height="13.15cm">
          <chartooo:coordinate-region svg:x="2.086cm" svg:y="0.494cm" svg:width="12.997cm" svg:height="12.303cm"/>
          <chart:axis chart:dimension="x" chart:name="primary-x" chart:style-name="ch4">
            <chart:title svg:x="7.629cm" svg:y="13.738cm" chart:style-name="ch5">
              <text:p>N. Turns</text:p>
            </chart:title>
          </chart:axis>
          <chart:axis chart:dimension="y" chart:name="primary-y" chart:style-name="ch4">
            <chart:title svg:x="0.451cm" svg:y="8.31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E1:'Weighted Sum Turns'.E1" chart:class="chart:scatter">
            <chart:domain table:cell-range-address="'Weighted Sum Turns'.B2:'Weighted Sum Turns'.B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'Weighted Sum Turns'.E1:'Weighted Sum Tur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Wei.B2:Wei.B61 Wei.J1:Wei.J61" chart:data-source-has-labels="row" svg:x="1.331cm" svg:y="0.18cm" svg:width="12.324cm" svg:height="7.659cm">
          <chartooo:coordinate-region svg:x="2.138cm" svg:y="0.379cm" svg:width="11.33cm" svg:height="6.813cm"/>
          <chart:axis chart:dimension="x" chart:name="primary-x" chart:style-name="ch4">
            <chart:title svg:x="6.854cm" svg:y="8.019cm" chart:style-name="ch5">
              <text:p>N. Turns</text:p>
            </chart:title>
          </chart:axis>
          <chart:axis chart:dimension="y" chart:name="primary-y" chart:style-name="ch6">
            <chart:title svg:x="0.451cm" svg:y="4.926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'.F1:'Weighted Sum'.F61 'Weighted Sum'.B2:'Weighted Sum'.B61" chart:data-source-has-labels="row" svg:x="1.331cm" svg:y="0.18cm" svg:width="11.715cm" svg:height="7.659cm">
          <chartooo:coordinate-region svg:x="1.767cm" svg:y="0.379cm" svg:width="11.18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'.B2:'Weighted Sum'.B61" chart:label-cell-address="'Weighted Sum'.F1:'Weighted Sum'.F1" chart:class="chart:scatter">
            <chart:domain table:cell-range-address="'Weighted Sum'.F2:'Weighted Sum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'.F1:'Weighted Su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2">
                <text:p>2</text:p>
                <draw:g>
                  <svg:desc>'Weighted Sum'.B2:'Weighted Sum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